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Idea: <text:s/>Desktop Video Collection Database with acompanying Android Application</text:h>
      <text:h text:style-name="Heading_20_2" text:outline-level="2">Students: <text:s/>Rudolph Newball, Miles Nosler, Edward Thorne</text:h>
      <text:p text:style-name="Standard">Summary: <text:s/>Build a Java Swing application capable of storing information about videos from a user's collection. <text:s/>Data entry in the application can be manual or through keyboard entry of UPC from the video. <text:s/>The collection is persisted between executions and can be edited. <text:s/>The Android application serves as an extension to the desktop application and connects wirelessly over the local network. <text:s/>It can add videos through bar code scanning or manual entry. <text:s/>It can sync and store basic collection data from the desktop application for portability when away from the desktop application.</text:p>
      <text:p text:style-name="Standard"/>
      <text:p text:style-name="Standard">Use Cases/User Stories:</text:p>
      <text:list xml:id="list31234645" text:style-name="L1">
        <text:list-item>
          <text:p text:style-name="P1">As a desktop user, I can create a new database.</text:p>
        </text:list-item>
        <text:list-item>
          <text:p text:style-name="P1">As a desktop user, I can add a video to the database manually.</text:p>
        </text:list-item>
        <text:list-item>
          <text:p text:style-name="P1">As a desktop user, I can add a video to the database using barcode data.</text:p>
        </text:list-item>
        <text:list-item>
          <text:p text:style-name="P1">As a desktop user, I can edit existing video data.</text:p>
        </text:list-item>
        <text:list-item>
          <text:p text:style-name="P1">As a desktop user, I can persist my database for storage between sessions.</text:p>
        </text:list-item>
        <text:list-item>
          <text:p text:style-name="P1">As a desktop user, I can reload an existing database.</text:p>
        </text:list-item>
        <text:list-item>
          <text:p text:style-name="P1">As an Android user, I can connect to my desktop database.</text:p>
        </text:list-item>
        <text:list-item>
          <text:p text:style-name="P1">As an Android user, I can add a video to the database manually while connected.</text:p>
        </text:list-item>
        <text:list-item>
          <text:p text:style-name="P1">As an Android user, I can add a video to the database by scanning a barcode while connected.</text:p>
        </text:list-item>
        <text:list-item>
          <text:p text:style-name="P1">As an Android user, I can download my collection for offline view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4398<text:tab/>Software Engineering Project<text:tab/>Summer II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9M26S</meta:editing-duration>
    <meta:editing-cycles>5</meta:editing-cycles>
    <meta:generator>OpenOffice.org/3.2$Win32 OpenOffice.org_project/320m12$Build-9483</meta:generator>
    <dc:date>2012-07-12T11:34:55.48</dc:date>
    <dc:creator>Edward Thorne</dc:creator>
    <meta:document-statistic meta:table-count="0" meta:image-count="0" meta:object-count="0" meta:page-count="1" meta:paragraph-count="15" meta:word-count="257" meta:character-count="1465"/>
    <meta:user-defined meta:name="Info 1"/>
    <meta:user-defined meta:name="Info 2"/>
    <meta:user-defined meta:name="Info 3"/>
    <meta:user-defined meta:name="Info 4"/>
  </office:meta>
</office:document-meta>
</file>